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CBEA4D07B47690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f0000" draw:marker-start-width="0.321cm" draw:marker-end-width="0.321cm" draw:fill-color="#ff0000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textarea-horizontal-align="justify" draw:textarea-vertical-align="middle" draw:auto-grow-height="false" fo:min-height="2.226cm" fo:min-width="4.27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96cm" fo:min-width="2.33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6.062cm, 15.085cm, 8.756cm, 12.789cm)" draw:image-opacity="100%" style:mirror="none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3465a4" loext:opacity="100%"/>
    </style:style>
    <style:style style:name="P5" style:family="paragraph">
      <loext:graphic-properties draw:fill="none" draw:fill-color="#ffffff"/>
      <style:text-properties fo:color="#3465a4" loext:opacity="100%"/>
    </style:style>
    <style:style style:name="P6" style:family="paragraph">
      <style:text-properties fo:color="#ff0000" loext:opacity="100%"/>
    </style:style>
    <style:style style:name="P7" style:family="paragraph">
      <loext:graphic-properties draw:fill="none" draw:fill-color="#ffffff"/>
      <style:text-properties fo:color="#ff0000" loext:opacity="100%"/>
    </style:style>
    <style:style style:name="T1" style:family="text">
      <style:text-properties fo:color="#3465a4" loext:opacity="100%"/>
    </style:style>
    <style:style style:name="T2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2.16cm" svg:height="8.884cm" draw:transform="skewX (-0.0499164166070378) rotate (0.20315632493214) translate (15.465cm 3.811cm)" draw:kind="arc" draw:start-angle="102.86" draw:end-angle="280.02">
          <text:p/>
        </draw:ellipse>
        <draw:ellipse draw:style-name="gr1" draw:text-style-name="P1" draw:layer="layout" svg:width="7.542cm" svg:height="10.297cm" svg:x="8.108cm" svg:y="1.953cm" draw:kind="arc" draw:start-angle="235.63" draw:end-angle="40.62">
          <text:p/>
        </draw:ellipse>
        <draw:ellipse draw:style-name="gr1" draw:text-style-name="P1" draw:layer="layout" svg:width="5.764cm" svg:height="4.769cm" svg:x="8.736cm" svg:y="2.782cm" draw:kind="arc" draw:start-angle="185.6" draw:end-angle="22.59">
          <text:p/>
        </draw:ellipse>
        <draw:custom-shape draw:style-name="gr2" draw:text-style-name="P2" draw:layer="layout" svg:width="6.75cm" svg:height="3.5cm" svg:x="11cm" svg:y="7cm">
          <text:p text:style-name="P2">Proj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cm" svg:height="2.75cm" svg:x="7.25cm" svg:y="11.25cm">
          <text:p text:style-name="P2">Cube de </text:p>
          <text:p text:style-name="P2">comman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cm" svg:height="2.75cm" svg:x="18cm" svg:y="11.25cm">
          <text:p text:style-name="P2">Borne</text:p>
          <text:p text:style-name="P2">d’arca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cm" svg:height="2.75cm" svg:x="5cm" svg:y="4.5cm">
          <text:p text:style-name="P2">Utilisa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cm" svg:height="2.75cm" svg:x="13cm" svg:y="1.75cm">
          <text:p text:style-name="P2">Program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cm" svg:height="2.75cm" svg:x="21.25cm" svg:y="4.25cm">
          <text:p text:style-name="P2">Alimen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25cm" svg:y1="7cm" svg:x2="11.25cm" svg:y2="8.25cm">
          <text:p/>
        </draw:line>
        <draw:line draw:style-name="gr4" draw:text-style-name="P3" draw:layer="layout" svg:x1="15cm" svg:y1="4.5cm" svg:x2="15cm" svg:y2="7cm">
          <text:p/>
        </draw:line>
        <draw:line draw:style-name="gr4" draw:text-style-name="P3" draw:layer="layout" svg:x1="10.25cm" svg:y1="11.5cm" svg:x2="12cm" svg:y2="10cm">
          <text:p/>
        </draw:line>
        <draw:line draw:style-name="gr4" draw:text-style-name="P3" draw:layer="layout" svg:x1="17.5cm" svg:y1="8.25cm" svg:x2="21.5cm" svg:y2="6.5cm">
          <text:p/>
        </draw:line>
        <draw:line draw:style-name="gr4" draw:text-style-name="P3" draw:layer="layout" svg:x1="16cm" svg:y1="10.25cm" svg:x2="18cm" svg:y2="12.75cm">
          <text:p/>
        </draw:line>
        <draw:frame draw:style-name="gr5" draw:text-style-name="P5" draw:layer="layout" svg:width="2cm" svg:height="1.25cm" svg:x="8cm" svg:y="7.5cm">
          <draw:text-box>
            <text:p text:style-name="P4"><text:span text:style-name="T1">FC1</text:span></text:p>
          </draw:text-box>
        </draw:frame>
        <draw:frame draw:style-name="gr5" draw:text-style-name="P7" draw:layer="layout" svg:width="2cm" svg:height="1.25cm" svg:x="9.5cm" svg:y="5.75cm">
          <draw:text-box>
            <text:p text:style-name="P6"><text:span text:style-name="T2">FP1</text:span></text:p>
          </draw:text-box>
        </draw:frame>
        <draw:frame draw:style-name="gr5" draw:text-style-name="P5" draw:layer="layout" svg:width="2cm" svg:height="1.25cm" svg:x="18.5cm" svg:y="5.75cm">
          <draw:text-box>
            <text:p text:style-name="P4"><text:span text:style-name="T1">FC3</text:span></text:p>
          </draw:text-box>
        </draw:frame>
        <draw:frame draw:style-name="gr5" draw:text-style-name="P5" draw:layer="layout" svg:width="2cm" svg:height="1.25cm" svg:x="15.75cm" svg:y="11.75cm">
          <draw:text-box>
            <text:p text:style-name="P4"><text:span text:style-name="T1">FC4</text:span></text:p>
          </draw:text-box>
        </draw:frame>
        <draw:frame draw:style-name="gr5" draw:text-style-name="P5" draw:layer="layout" svg:width="2cm" svg:height="1.25cm" svg:x="9.5cm" svg:y="10cm">
          <draw:text-box>
            <text:p text:style-name="P4"><text:span text:style-name="T1">FC5</text:span></text:p>
          </draw:text-box>
        </draw:frame>
        <draw:frame draw:style-name="gr5" draw:text-style-name="P5" draw:layer="layout" svg:width="2cm" svg:height="1.25cm" svg:x="12.5cm" svg:y="4.5cm">
          <draw:text-box>
            <text:p text:style-name="P4"><text:span text:style-name="T1">FC2</text:span></text:p>
          </draw:text-box>
        </draw:frame>
        <draw:frame draw:style-name="gr5" draw:text-style-name="P7" draw:layer="layout" svg:width="2cm" svg:height="1.25cm" svg:x="11.25cm" svg:y="12.5cm">
          <draw:text-box>
            <text:p text:style-name="P6"><text:span text:style-name="T2">FP2</text:span></text:p>
          </draw:text-box>
        </draw:frame>
        <draw:frame draw:style-name="gr5" draw:text-style-name="P7" draw:layer="layout" svg:width="2cm" svg:height="1.25cm" svg:x="17.75cm" svg:y="10cm">
          <draw:text-box>
            <text:p text:style-name="P6"><text:span text:style-name="T2">FP3</text:span></text:p>
          </draw:text-box>
        </draw:frame>
      </draw:page>
      <draw:page draw:name="page2" draw:style-name="dp1" draw:master-page-name="Standard">
        <draw:frame draw:style-name="gr6" draw:text-style-name="P2" draw:layer="layout" svg:width="19.166cm" svg:height="11.499cm" svg:x="4.5cm" svg:y="3.501cm">
          <draw:image xlink:href="Pictures/100002010000078000000438CBEA4D07B476901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9T15:22:26.937483557</meta:creation-date>
    <dc:date>2021-10-19T15:38:56.804740919</dc:date>
    <meta:editing-duration>PT5M49S</meta:editing-duration>
    <meta:editing-cycles>1</meta:editing-cycles>
    <meta:document-statistic meta:object-count="23"/>
    <meta:generator>LibreOffice/7.1.6.2$Linux_X86_64 LibreOffice_project/10$Build-2</meta:generator>
  </office:meta>
</office:document-meta>
</file>